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5.55cm" fo:min-width="20cm" draw:shadow="hidden" draw:shadow-offset-x="0.1cm" draw:shadow-offset-y="0.1cm" draw:shadow-opacity="70%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3.95cm" fo:min-width="18.3cm" draw:shadow="visible" draw:shadow-offset-x="0.1cm" draw:shadow-offset-y="0.1cm" draw:shadow-opacity="70%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1.85cm" fo:min-width="17.6cm" draw:shadow="visible" draw:shadow-offset-x="0.1cm" draw:shadow-offset-y="0.1cm" draw:shadow-opacity="70%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9.65cm" fo:min-width="8.1cm" draw:shadow="visible" draw:shadow-offset-x="0.1cm" draw:shadow-offset-y="0.1cm" draw:shadow-opacity="70%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7.55cm" draw:shadow="visible" draw:shadow-offset-x="0.1cm" draw:shadow-offset-y="0.1cm" draw:shadow-opacity="70%"/>
    </style:style>
    <style:style style:name="gr6" style:family="graphic" style:parent-style-name="standard">
      <style:graphic-properties draw:stroke="none" svg:stroke-color="#000000" draw:fill="none" draw:fill-color="#ffffff" fo:min-height="0.9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Source Sans Pro"/>
    </style:style>
    <style:style style:name="P3" style:family="paragraph">
      <loext:graphic-properties draw:fill="none" draw:fill-color="#ffffff"/>
      <style:text-properties style:font-name="Source Sans Pro" fo:font-size="22pt" style:font-size-asian="22pt" style:font-size-complex="22pt"/>
    </style:style>
    <style:style style:name="T1" style:family="text">
      <style:text-properties style:font-name="Source Sans Pr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cm" svg:height="15.8cm" svg:x="4.4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8cm" svg:height="14.2cm" svg:x="5.15cm" svg:y="3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1cm" svg:height="12.1cm" svg:x="5.5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cm" svg:height="9.9cm" svg:x="5.8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cm" svg:height="9.9cm" svg:x="14.7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05cm" svg:height="1.55cm" svg:x="6.05cm" svg:y="1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05cm" svg:height="1.55cm" svg:x="6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05cm" svg:height="1.55cm" svg:x="6.05cm" svg:y="13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05cm" svg:height="1.55cm" svg:x="6.05cm" svg:y="11.4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5.1cm" svg:height="1.229cm" svg:x="5.4cm" svg:y="3.7cm">
          <draw:text-box>
            <text:p text:style-name="P2"><text:span text:style-name="T1">JFrame</text:span></text:p>
          </draw:text-box>
        </draw:frame>
        <draw:frame draw:style-name="gr6" draw:text-style-name="P3" draw:layer="layout" svg:width="5.1cm" svg:height="1.229cm" svg:x="5.8cm" svg:y="5.471cm">
          <draw:text-box>
            <text:p text:style-name="P2"><text:span text:style-name="T1">ContentPane</text:span></text:p>
          </draw:text-box>
        </draw:frame>
        <draw:frame draw:style-name="gr6" draw:text-style-name="P3" draw:layer="layout" svg:width="5.1cm" svg:height="1.229cm" svg:x="6cm" svg:y="7.371cm">
          <draw:text-box>
            <text:p text:style-name="P2"><text:span text:style-name="T1">JPanel</text:span></text:p>
          </draw:text-box>
        </draw:frame>
        <draw:frame draw:style-name="gr6" draw:text-style-name="P3" draw:layer="layout" svg:width="5.1cm" svg:height="1.229cm" svg:x="14.9cm" svg:y="7.3cm">
          <draw:text-box>
            <text:p text:style-name="P2"><text:span text:style-name="T1">JPanel</text:span></text:p>
          </draw:text-box>
        </draw:frame>
        <draw:frame draw:style-name="gr6" draw:text-style-name="P3" draw:layer="layout" svg:width="5.1cm" svg:height="1.229cm" svg:x="6.2cm" svg:y="9.771cm">
          <draw:text-box>
            <text:p text:style-name="P2"><text:span text:style-name="T1">JButton</text:span></text:p>
          </draw:text-box>
        </draw:frame>
        <draw:frame draw:style-name="gr6" draw:text-style-name="P3" draw:layer="layout" svg:width="5.1cm" svg:height="1.229cm" svg:x="6.2cm" svg:y="11.6cm">
          <draw:text-box>
            <text:p text:style-name="P2"><text:span text:style-name="T1">JTextField</text:span></text:p>
          </draw:text-box>
        </draw:frame>
        <draw:frame draw:style-name="gr6" draw:text-style-name="P3" draw:layer="layout" svg:width="5.1cm" svg:height="1.229cm" svg:x="6.2cm" svg:y="13.5cm">
          <draw:text-box>
            <text:p text:style-name="P2"><text:span text:style-name="T1">JLabel</text:span></text:p>
          </draw:text-box>
        </draw:frame>
        <draw:frame draw:style-name="gr6" draw:text-style-name="P3" draw:layer="layout" svg:width="5.1cm" svg:height="1.229cm" svg:x="6.2cm" svg:y="15.371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0:25:03.657779312</meta:creation-date>
    <dc:date>2016-07-22T13:24:52.388191822</dc:date>
    <meta:editing-duration>PT2H44M32S</meta:editing-duration>
    <meta:editing-cycles>2</meta:editing-cycles>
    <meta:generator>LibreOffice/5.0.6.3$Linux_X86_64 LibreOffice_project/00m0$Build-3</meta:generator>
    <meta:document-statistic meta:object-count="17"/>
  </office:meta>
</office:document-meta>
</file>